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style:font-size-asian="28pt" style:font-size-complex="28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0e3841"/>
    </style:style>
    <style:style style:name="P4" style:family="paragraph" style:parent-style-name="Standard">
      <style:paragraph-properties fo:text-align="justify" style:justify-single-word="false"/>
      <style:text-properties officeooo:paragraph-rsid="0037d04d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0e3841" officeooo:paragraph-rsid="000e3841"/>
    </style:style>
    <style:style style:name="P6" style:family="paragraph" style:parent-style-name="Standard">
      <style:paragraph-properties fo:text-align="justify" style:justify-single-word="false"/>
      <style:text-properties officeooo:rsid="000e3841" officeooo:paragraph-rsid="000e3841"/>
    </style:style>
    <style:style style:name="P7" style:family="paragraph" style:parent-style-name="Standard">
      <style:paragraph-properties fo:text-align="justify" style:justify-single-word="false"/>
      <style:text-properties officeooo:rsid="000e3841" officeooo:paragraph-rsid="0037d04d"/>
    </style:style>
    <style:style style:name="P8" style:family="paragraph" style:parent-style-name="Standard">
      <style:paragraph-properties fo:text-align="justify" style:justify-single-word="false"/>
      <style:text-properties fo:font-size="12pt" officeooo:paragraph-rsid="0037d04d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paragraph-rsid="009c1cfc" style:font-size-asian="12pt" style:font-size-complex="12pt"/>
    </style:style>
    <style:style style:name="T1" style:family="text">
      <style:text-properties officeooo:rsid="000e0aa6"/>
    </style:style>
    <style:style style:name="T2" style:family="text">
      <style:text-properties officeooo:rsid="000e3841"/>
    </style:style>
    <style:style style:name="T3" style:family="text">
      <style:text-properties officeooo:rsid="0014db49"/>
    </style:style>
    <style:style style:name="T4" style:family="text">
      <style:text-properties officeooo:rsid="0015738f"/>
    </style:style>
    <style:style style:name="T5" style:family="text">
      <style:text-properties officeooo:rsid="001b1749"/>
    </style:style>
    <style:style style:name="T6" style:family="text">
      <style:text-properties fo:font-style="italic" officeooo:rsid="001b1749" style:font-style-asian="italic" style:font-style-complex="italic"/>
    </style:style>
    <style:style style:name="T7" style:family="text">
      <style:text-properties officeooo:rsid="00317f29"/>
    </style:style>
    <style:style style:name="T8" style:family="text">
      <style:text-properties officeooo:rsid="00322699"/>
    </style:style>
    <style:style style:name="T9" style:family="text">
      <style:text-properties officeooo:rsid="0037d04d"/>
    </style:style>
    <style:style style:name="T10" style:family="text">
      <style:text-properties officeooo:rsid="004ba06b"/>
    </style:style>
    <style:style style:name="T11" style:family="text">
      <style:text-properties officeooo:rsid="004c60ed"/>
    </style:style>
    <style:style style:name="T12" style:family="text">
      <style:text-properties officeooo:rsid="0058ee99"/>
    </style:style>
    <style:style style:name="T13" style:family="text">
      <style:text-properties officeooo:rsid="005ec424"/>
    </style:style>
    <style:style style:name="T14" style:family="text">
      <style:text-properties officeooo:rsid="006b77b8"/>
    </style:style>
    <style:style style:name="T15" style:family="text">
      <style:text-properties fo:font-weight="bold" officeooo:rsid="00322699" style:font-weight-asian="bold" style:font-weight-complex="bold"/>
    </style:style>
    <style:style style:name="T16" style:family="text">
      <style:text-properties fo:font-weight="bold" officeooo:rsid="0037d04d" style:font-weight-asian="bold" style:font-weight-complex="bold"/>
    </style:style>
    <style:style style:name="T17" style:family="text">
      <style:text-properties officeooo:rsid="007e93cb"/>
    </style:style>
    <style:style style:name="T18" style:family="text">
      <style:text-properties officeooo:rsid="008dbdd1"/>
    </style:style>
    <style:style style:name="T19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20" style:family="text">
      <style:text-properties fo:font-variant="normal" fo:text-transform="none" fo:color="#000000" style:font-name="Liberation Serif" fo:letter-spacing="normal" fo:font-style="normal" fo:font-weight="normal" officeooo:rsid="009c1cfc"/>
    </style:style>
    <style:style style:name="T21" style:family="text">
      <style:text-properties fo:font-variant="normal" fo:text-transform="none" fo:color="#000000" style:font-name="Liberation Serif" fo:letter-spacing="normal" fo:font-style="normal" fo:font-weight="normal" officeooo:rsid="00c191e9"/>
    </style:style>
    <style:style style:name="T22" style:family="text">
      <style:text-properties fo:font-variant="normal" fo:text-transform="none" fo:color="#000000" style:font-name="Liberation Serif" fo:letter-spacing="normal" fo:font-style="italic" fo:font-weight="normal" officeooo:rsid="009c1cfc" style:font-style-asian="italic" style:font-style-complex="italic"/>
    </style:style>
    <style:style style:name="T23" style:family="text">
      <style:text-properties fo:color="#000000" style:font-name="Liberation Serif" officeooo:rsid="009c1c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des de Computadores</text:span> <text:s/>– 0<text:span text:style-name="T1">5</text:span>/08/2022</text:p>
      <text:p text:style-name="Standard"/>
      <text:p text:style-name="Standard"/>
      <text:p text:style-name="P2">- <text:span text:style-name="T2">Redes normalmente trabalham em camadas, que não necessariamente conhecem as outras camadas. As redes são compostas de protocolos responsáveis por definir as respectivas camadas.</text:span></text:p>
      <text:p text:style-name="P2"/>
      <text:p text:style-name="P2">- <text:span text:style-name="T2">Camadas de uma rede:</text:span></text:p>
      <text:list xml:id="list362222290" text:style-name="L1">
        <text:list-item>
          <text:p text:style-name="P5">Camada 7 <text:span text:style-name="T8">(Camada de Aplicação)</text:span></text:p>
        </text:list-item>
        <text:list-item>
          <text:p text:style-name="P5">Camada 6 <text:span text:style-name="T8">(Camada de Apresentação)</text:span></text:p>
        </text:list-item>
        <text:list-item>
          <text:p text:style-name="P5">Camada 5 <text:span text:style-name="T8">(Camada de Sessão)</text:span></text:p>
        </text:list-item>
        <text:list-item>
          <text:p text:style-name="P5">Camada 4 <text:span text:style-name="T8">(Camada de Transporte)</text:span></text:p>
        </text:list-item>
        <text:list-item>
          <text:p text:style-name="P5">Camada 3 <text:span text:style-name="T8">(Camada de Rede)</text:span></text:p>
        </text:list-item>
        <text:list-item>
          <text:p text:style-name="P5">Camada 2 <text:span text:style-name="T8">(Camada de Enlace)</text:span></text:p>
        </text:list-item>
        <text:list-item>
          <text:p text:style-name="P5">Camada 1 <text:span text:style-name="T8">(Camada Física)</text:span></text:p>
        </text:list-item>
      </text:list>
      <text:p text:style-name="P6"/>
      <text:p text:style-name="P6">- <text:span text:style-name="T3">Cada camada tem um protocolo responsável por estabelecer uma comunicação virtual entre as camadas.</text:span></text:p>
      <text:p text:style-name="P6"/>
      <text:p text:style-name="P3"><text:span text:style-name="T2">- </text:span><text:span text:style-name="T3">A comunicação física oco</text:span><text:span text:style-name="T4">r</text:span><text:span text:style-name="T3">re através </text:span><text:span text:style-name="T4">da</text:span><text:span text:style-name="T3"> camada 1, convertendo bits e bytes, </text:span><text:span text:style-name="T4">sendo que esses bits e bytes são recebidos através de ondas eletromagnéticas vindas do ar ou de cabos.</text:span></text:p>
      <text:p text:style-name="P6"/>
      <text:p text:style-name="P6">- <text:span text:style-name="T5">As camadas 7 a 3 são camadas de </text:span><text:span text:style-name="T6">software</text:span><text:span text:style-name="T5">, já as camadas 1 e 2 são camadas de </text:span><text:span text:style-name="T6">hardware</text:span><text:span text:style-name="T5">.</text:span></text:p>
      <text:p text:style-name="P6"/>
      <text:p text:style-name="P6">- <text:span text:style-name="T7">Na camada 2 é realizado uma verificação de erro CRC (Verificação Cíclica de Redundancia).</text:span></text:p>
      <text:p text:style-name="P6"/>
      <text:p text:style-name="P6">- <text:span text:style-name="T8">Normalmente a </text:span><text:span text:style-name="T15">camada de aplicação</text:span><text:span text:style-name="T8"> é utilizada para interação com usuaŕio de uma aplicação em software.</text:span></text:p>
      <text:p text:style-name="P6"/>
      <text:p text:style-name="P6">- <text:span text:style-name="T9">A </text:span><text:span text:style-name="T16">camada de apresentação</text:span><text:span text:style-name="T9"> está preocupada com a sintaxe e a semâtica.</text:span></text:p>
      <text:p text:style-name="P6"/>
      <text:p text:style-name="P7">- <text:s/><text:span text:style-name="T9">A </text:span><text:span text:style-name="T16">camada de sessão</text:span><text:span text:style-name="T9"> é responsavel por </text:span><text:span text:style-name="T10">estabelecer as sessões de comunicação.</text:span></text:p>
      <text:p text:style-name="P7"/>
      <text:p text:style-name="P4"><text:span text:style-name="T2">- <text:s/></text:span><text:span text:style-name="T9">A </text:span><text:span text:style-name="T16">camada de transporte</text:span><text:span text:style-name="T9"> é responsavel por </text:span><text:span text:style-name="T10">estabelecer e encerrar uma conexão entre processos diferentes, definindo um identificador de processos(a Porta).</text:span></text:p>
      <text:p text:style-name="P4"/>
      <text:p text:style-name="P4"><text:span text:style-name="T2">- <text:s/></text:span><text:span text:style-name="T9">A </text:span><text:span text:style-name="T16">camada de rede</text:span><text:span text:style-name="T9"> é responsavel por </text:span><text:span text:style-name="T11">encontrar o computador na rede, </text:span><text:span text:style-name="T12">sendo assim responsável pelo identificador da máquina, sendo o mais comum o endereço IP</text:span><text:span text:style-name="T11">.</text:span></text:p>
      <text:p text:style-name="P4"/>
      <text:p text:style-name="P4"><text:span text:style-name="T2">- <text:s/></text:span><text:span text:style-name="T9">A </text:span><text:span text:style-name="T16">camada de enlace</text:span><text:span text:style-name="T9"> é responsavel por </text:span><text:span text:style-name="T13">correção ou detecção de erros, alem de controle de acesso.</text:span></text:p>
      <text:p text:style-name="P4"/>
      <text:p text:style-name="P4"><text:span text:style-name="T2">- <text:s/></text:span><text:span text:style-name="T9">A </text:span><text:span text:style-name="T16">camada de física</text:span><text:span text:style-name="T9"> é responsavel por </text:span><text:span text:style-name="T14">transforma bits e bytes em ondas eletromagnéticas.</text:span></text:p>
      <text:p text:style-name="P4"/>
      <text:p text:style-name="P4">- <text:span text:style-name="T17">Com a ascenção da internet, o protocolo que se popularizou foi o TCP/IP, sendo o mais eficiente entre os protocolos utilizados.</text:span></text:p>
      <text:p text:style-name="P4"/>
      <text:p text:style-name="P4">- <text:span text:style-name="T17">Atualemnte não se utiliza os as 7 camadas de uma rede, na vdd usa-se uma rede com 5 camadas, a de aplicação, transporte, rede, enlace e físico. As camadas de sessão e e </text:span><text:span text:style-name="T18">apresentação</text:span><text:span text:style-name="T17"> que não existem mais tem suas responsabilidade direcionadas para a camada de aplicação de acordo com a necessidade, ou seja, as funcionalidades da camada de </text:span><text:span text:style-name="T18">sessão</text:span><text:span text:style-name="T17"> e </text:span><text:span text:style-name="T18">apresentação</text:span><text:span text:style-name="T17"> a princípio não </text:span><text:span text:style-name="T18">são</text:span><text:span text:style-name="T17"> implementadas e caso alguma funcionaldiade seja requisita</text:span><text:span text:style-name="T18">da</text:span><text:span text:style-name="T17"> ela será baixada no momento de necessidade.</text:span></text:p>
      <text:p text:style-name="P8"><text:soft-page-break/></text:p>
      <text:p text:style-name="P8">- <text:span text:style-name="T23">Rede de difusão/brodcast: rede local responsável por </text:span><text:span text:style-name="T19">se transmit</text:span><text:span text:style-name="T20">ir</text:span><text:span text:style-name="T19"> ou difunde determinada informação para muitos receptores ao mesmo tempo.</text:span></text:p>
      <text:p text:style-name="P8"><text:span text:style-name="T19"/></text:p>
      <text:p text:style-name="P9"><text:span text:style-name="T19">- </text:span><text:span text:style-name="T20">Com a chegada no roteador, a conexão de rede passa a ser de </text:span><text:span text:style-name="T22">‘ponto a ponto’</text:span><text:span text:style-name="T20">.</text:span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>- </text:span><text:span text:style-name="T21">A internet começou nos laboratórios da sherox, com o objetivo de conectar um computador com impressoras. Inicialmente as conexões eram muito lentas e por isso estavam procurando formas mais eficientes de fazer essa conexão</text:span></text:p>
      <text:p text:style-name="P9"><text:span text:style-name="T21"/></text:p>
      <text:p text:style-name="P9"><text:span text:style-name="T21">-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5T10:38:42.532756878</meta:creation-date>
    <dc:date>2022-08-05T12:08:09.880178777</dc:date>
    <meta:editing-duration>PT1H29M19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2" meta:paragraph-count="27" meta:word-count="457" meta:character-count="2712" meta:non-whitespace-character-count="2281"/>
  </office:meta>
</office:document-meta>
</file>